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style:text-position="0% 100%" officeooo:rsid="010b6b6c" officeooo:paragraph-rsid="010b6b6c"/>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ed62e0" officeooo:paragraph-rsid="00eedea0"/>
    </style:style>
    <style:style style:name="P47" style:family="paragraph" style:parent-style-name="Text_20_body">
      <style:paragraph-properties fo:text-align="start" style:justify-single-word="false"/>
      <style:text-properties officeooo:rsid="00eedea0" officeooo:paragraph-rsid="00efc19a"/>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122cb3c" officeooo:paragraph-rsid="0122cb3c"/>
    </style:style>
    <style:style style:name="P50" style:family="paragraph" style:parent-style-name="Text_20_body">
      <style:paragraph-properties fo:text-align="start" style:justify-single-word="false"/>
      <style:text-properties officeooo:rsid="00aeea88" officeooo:paragraph-rsid="00aeea88"/>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062b8a6" officeooo:paragraph-rsid="0062b8a6"/>
    </style:style>
    <style:style style:name="P55" style:family="paragraph" style:parent-style-name="Text_20_body">
      <style:paragraph-properties fo:text-align="start" style:justify-single-word="false"/>
      <style:text-properties officeooo:rsid="01397eb0"/>
    </style:style>
    <style:style style:name="P56" style:family="paragraph" style:parent-style-name="Standard">
      <style:paragraph-properties fo:text-align="start" style:justify-single-word="false"/>
    </style:style>
    <style:style style:name="P57" style:family="paragraph" style:parent-style-name="Table_20_Contents">
      <style:paragraph-properties fo:text-align="start" style:justify-single-word="false"/>
      <style:text-properties officeooo:paragraph-rsid="002a4180"/>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Standard">
      <style:paragraph-properties fo:text-align="start" style:justify-single-word="false"/>
      <style:text-properties officeooo:paragraph-rsid="01449569"/>
    </style:style>
    <style:style style:name="P60" style:family="paragraph" style:parent-style-name="Heading_20_3">
      <style:paragraph-properties fo:text-align="center" style:justify-single-word="false" fo:break-before="page"/>
    </style:style>
    <style:style style:name="P61" style:family="paragraph" style:parent-style-name="Heading_20_3">
      <style:paragraph-properties fo:text-align="center" style:justify-single-word="false" fo:break-before="page"/>
      <style:text-properties officeooo:paragraph-rsid="00152eed"/>
    </style:style>
    <style:style style:name="P62" style:family="paragraph" style:parent-style-name="Heading_20_3">
      <style:paragraph-properties fo:text-align="center" style:justify-single-word="false" fo:break-before="page"/>
      <style:text-properties officeooo:paragraph-rsid="00411f66"/>
    </style:style>
    <style:style style:name="P63" style:family="paragraph" style:parent-style-name="Heading_20_3">
      <style:paragraph-properties fo:text-align="center" style:justify-single-word="false" fo:break-before="page"/>
      <style:text-properties officeooo:paragraph-rsid="0024a40e"/>
    </style:style>
    <style:style style:name="P64" style:family="paragraph" style:parent-style-name="Heading_20_3">
      <style:paragraph-properties fo:text-align="center" style:justify-single-word="false" fo:break-before="page"/>
      <style:text-properties officeooo:paragraph-rsid="0035b834"/>
    </style:style>
    <style:style style:name="P65" style:family="paragraph" style:parent-style-name="Heading_20_3">
      <style:paragraph-properties fo:text-align="center" style:justify-single-word="false" fo:break-before="page"/>
      <style:text-properties officeooo:paragraph-rsid="0019908b"/>
    </style:style>
    <style:style style:name="P66" style:family="paragraph" style:parent-style-name="Heading_20_3">
      <style:paragraph-properties fo:text-align="center" style:justify-single-word="false" fo:break-before="page"/>
      <style:text-properties officeooo:rsid="00cf1ba9" officeooo:paragraph-rsid="00cf1ba9"/>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officeooo:rsid="00b5435f" officeooo:paragraph-rsid="00b5435f"/>
    </style:style>
    <style:style style:name="P69" style:family="paragraph" style:parent-style-name="Heading_20_3">
      <style:paragraph-properties fo:text-align="center" style:justify-single-word="false" fo:break-before="page"/>
      <style:text-properties officeooo:rsid="010cbac2" officeooo:paragraph-rsid="010cbac2"/>
    </style:style>
    <style:style style:name="P70" style:family="paragraph" style:parent-style-name="Heading_20_3">
      <style:paragraph-properties fo:text-align="center" style:justify-single-word="false" fo:break-before="page"/>
      <style:text-properties officeooo:rsid="00e700eb" officeooo:paragraph-rsid="00e700eb"/>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de3571" officeooo:paragraph-rsid="00de3571"/>
    </style:style>
    <style:style style:name="P73" style:family="paragraph" style:parent-style-name="Heading_20_3">
      <style:paragraph-properties fo:text-align="center" style:justify-single-word="false" fo:break-before="page"/>
      <style:text-properties officeooo:rsid="009d8bfd" officeooo:paragraph-rsid="009d8bfd"/>
    </style:style>
    <style:style style:name="P74" style:family="paragraph" style:parent-style-name="Heading_20_3">
      <style:paragraph-properties fo:text-align="center" style:justify-single-word="false" fo:break-before="page"/>
      <style:text-properties officeooo:rsid="01397eb0" officeooo:paragraph-rsid="013ae5c7"/>
    </style:style>
    <style:style style:name="P75" style:family="paragraph" style:parent-style-name="Heading_20_3">
      <style:paragraph-properties fo:text-align="center" style:justify-single-word="false" fo:break-before="page"/>
      <style:text-properties officeooo:rsid="0121192b" officeooo:paragraph-rsid="0121192b"/>
    </style:style>
    <style:style style:name="P76" style:family="paragraph" style:parent-style-name="Heading_20_3">
      <style:paragraph-properties fo:text-align="center" style:justify-single-word="false" fo:break-before="page"/>
      <style:text-properties officeooo:rsid="00ad6e49" officeooo:paragraph-rsid="00ad6e49"/>
    </style:style>
    <style:style style:name="P77" style:family="paragraph" style:parent-style-name="Heading_20_3">
      <style:paragraph-properties fo:text-align="center" style:justify-single-word="false" fo:break-before="page"/>
      <style:text-properties officeooo:rsid="00805d05"/>
    </style:style>
    <style:style style:name="P78" style:family="paragraph" style:parent-style-name="Heading_20_3">
      <style:paragraph-properties fo:text-align="center" style:justify-single-word="false" fo:break-before="page"/>
      <style:text-properties officeooo:rsid="00701511" officeooo:paragraph-rsid="007d1904"/>
    </style:style>
    <style:style style:name="P79" style:family="paragraph" style:parent-style-name="Heading_20_3">
      <style:paragraph-properties fo:text-align="center" style:justify-single-word="false" fo:break-before="page"/>
      <style:text-properties officeooo:rsid="006c5244" officeooo:paragraph-rsid="006c5244"/>
    </style:style>
    <style:style style:name="P80" style:family="paragraph" style:parent-style-name="Text_20_body" style:list-style-name="L1">
      <style:paragraph-properties fo:text-align="start" style:justify-single-word="false"/>
    </style:style>
    <style:style style:name="P81" style:family="paragraph" style:parent-style-name="Text_20_body" style:list-style-name="L1">
      <style:paragraph-properties fo:text-align="start" style:justify-single-word="false"/>
      <style:text-properties officeooo:paragraph-rsid="00c9d92f"/>
    </style:style>
    <style:style style:name="P82" style:family="paragraph" style:parent-style-name="Text_20_body" style:list-style-name="L2">
      <style:paragraph-properties fo:text-align="start" style:justify-single-word="false"/>
    </style:style>
    <style:style style:name="P83" style:family="paragraph" style:parent-style-name="Text_20_body" style:list-style-name="L3">
      <style:paragraph-properties fo:text-align="start" style:justify-single-word="false"/>
      <style:text-properties officeooo:paragraph-rsid="0043508b"/>
    </style:style>
    <style:style style:name="P84" style:family="paragraph" style:parent-style-name="Text_20_body" style:list-style-name="L3">
      <style:paragraph-properties fo:text-align="start" style:justify-single-word="false"/>
      <style:text-properties officeooo:paragraph-rsid="004289af"/>
    </style:style>
    <style:style style:name="P85" style:family="paragraph" style:parent-style-name="Text_20_body" style:list-style-name="L7">
      <style:paragraph-properties fo:text-align="start" style:justify-single-word="false"/>
    </style:style>
    <style:style style:name="P86" style:family="paragraph" style:parent-style-name="Text_20_body" style:list-style-name="L10">
      <style:paragraph-properties fo:text-align="start" style:justify-single-word="false"/>
    </style:style>
    <style:style style:name="P87" style:family="paragraph" style:parent-style-name="Text_20_body" style:list-style-name="L4">
      <style:paragraph-properties fo:text-align="start" style:justify-single-word="false"/>
      <style:text-properties officeooo:rsid="00487cf1" officeooo:paragraph-rsid="00487cf1"/>
    </style:style>
    <style:style style:name="P88" style:family="paragraph" style:parent-style-name="Text_20_body" style:list-style-name="L5">
      <style:paragraph-properties fo:text-align="start" style:justify-single-word="false"/>
      <style:text-properties officeooo:rsid="004b3c1a" officeooo:paragraph-rsid="004b3c1a"/>
    </style:style>
    <style:style style:name="P89" style:family="paragraph" style:parent-style-name="Text_20_body" style:list-style-name="L5">
      <style:paragraph-properties fo:text-align="start" style:justify-single-word="false"/>
      <style:text-properties officeooo:rsid="004df307" officeooo:paragraph-rsid="004df307"/>
    </style:style>
    <style:style style:name="P90" style:family="paragraph" style:parent-style-name="Text_20_body" style:list-style-name="L6"/>
    <style:style style:name="P91" style:family="paragraph" style:parent-style-name="Text_20_body" style:list-style-name="L6">
      <style:text-properties officeooo:paragraph-rsid="000fc9db"/>
    </style:style>
    <style:style style:name="P92" style:family="paragraph" style:parent-style-name="Text_20_body" style:list-style-name="L8">
      <style:paragraph-properties fo:text-align="start" style:justify-single-word="false"/>
      <style:text-properties officeooo:rsid="010d8c95" officeooo:paragraph-rsid="010d8c95"/>
    </style:style>
    <style:style style:name="P93" style:family="paragraph" style:parent-style-name="Text_20_body" style:list-style-name="L9"/>
    <style:style style:name="P94" style:family="paragraph" style:parent-style-name="Text_20_body" style:list-style-name="L11">
      <style:paragraph-properties fo:text-align="start" style:justify-single-word="false"/>
      <style:text-properties officeooo:rsid="00810387" officeooo:paragraph-rsid="00810387"/>
    </style:style>
    <style:style style:name="P95" style:family="paragraph" style:parent-style-name="Text_20_body" style:list-style-name="L11">
      <style:paragraph-properties fo:text-align="start" style:justify-single-word="false"/>
      <style:text-properties officeooo:rsid="0082d089" officeooo:paragraph-rsid="0082d089"/>
    </style:style>
    <style:style style:name="P96"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97"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98" style:family="paragraph" style:parent-style-name="Text_20_body" style:list-style-name="L11">
      <style:paragraph-properties fo:text-align="start" style:justify-single-word="false"/>
      <style:text-properties officeooo:rsid="0083254e" officeooo:paragraph-rsid="0083254e"/>
    </style:style>
    <style:style style:name="P99" style:family="paragraph" style:parent-style-name="Text_20_body" style:list-style-name="L12">
      <style:paragraph-properties fo:text-align="start" style:justify-single-word="false"/>
      <style:text-properties officeooo:rsid="0083254e" officeooo:paragraph-rsid="00887781"/>
    </style:style>
    <style:style style:name="P100" style:family="paragraph" style:parent-style-name="Text_20_body" style:list-style-name="L11">
      <style:paragraph-properties fo:text-align="start" style:justify-single-word="false"/>
      <style:text-properties officeooo:rsid="0086892f" officeooo:paragraph-rsid="008b4d44"/>
    </style:style>
    <style:style style:name="P101" style:family="paragraph" style:parent-style-name="Text_20_body" style:list-style-name="L12">
      <style:paragraph-properties fo:text-align="start" style:justify-single-word="false"/>
      <style:text-properties officeooo:rsid="00887781" officeooo:paragraph-rsid="00887781"/>
    </style:style>
    <style:style style:name="P102" style:family="paragraph" style:parent-style-name="Text_20_body" style:list-style-name="L12">
      <style:paragraph-properties fo:text-align="start" style:justify-single-word="false"/>
      <style:text-properties officeooo:rsid="008e719e" officeooo:paragraph-rsid="008e719e"/>
    </style:style>
    <style:style style:name="P103" style:family="paragraph" style:parent-style-name="Text_20_body">
      <style:paragraph-properties fo:text-align="start" style:justify-single-word="false"/>
      <style:text-properties officeooo:rsid="01397eb0" officeooo:paragraph-rsid="013d5c58"/>
    </style:style>
    <style:style style:name="P104" style:family="paragraph" style:parent-style-name="Text_20_body">
      <style:paragraph-properties fo:text-align="start" style:justify-single-word="false"/>
      <style:text-properties officeooo:rsid="01397eb0" officeooo:paragraph-rsid="0140f54a"/>
    </style:style>
    <style:style style:name="P105" style:family="paragraph" style:parent-style-name="Text_20_body" style:list-style-name="L9">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c1be4"/>
    </style:style>
    <style:style style:name="T108" style:family="text">
      <style:text-properties officeooo:rsid="01280387"/>
    </style:style>
    <style:style style:name="T109" style:family="text">
      <style:text-properties officeooo:rsid="0129f553"/>
    </style:style>
    <style:style style:name="T110" style:family="text">
      <style:text-properties officeooo:rsid="012d6f49"/>
    </style:style>
    <style:style style:name="T111" style:family="text">
      <style:text-properties officeooo:rsid="012e2d34"/>
    </style:style>
    <style:style style:name="T112" style:family="text">
      <style:text-properties officeooo:rsid="012e6cbd"/>
    </style:style>
    <style:style style:name="T113" style:family="text">
      <style:text-properties officeooo:rsid="012ebd05"/>
    </style:style>
    <style:style style:name="T114" style:family="text">
      <style:text-properties officeooo:rsid="01344c09"/>
    </style:style>
    <style:style style:name="T115" style:family="text">
      <style:text-properties officeooo:rsid="01352291"/>
    </style:style>
    <style:style style:name="T116" style:family="text">
      <style:text-properties officeooo:rsid="01359469"/>
    </style:style>
    <style:style style:name="T117" style:family="text">
      <style:text-properties officeooo:rsid="0135a42a"/>
    </style:style>
    <style:style style:name="T118" style:family="text">
      <style:text-properties officeooo:rsid="01363bce"/>
    </style:style>
    <style:style style:name="T119" style:family="text">
      <style:text-properties officeooo:rsid="01373e48"/>
    </style:style>
    <style:style style:name="T120" style:family="text">
      <style:text-properties officeooo:rsid="013ccc99"/>
    </style:style>
    <style:style style:name="T121" style:family="text">
      <style:text-properties officeooo:rsid="013d5c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697_1754408385" text:style-name="Index_20_Link" text:visited-style-name="Index_20_Link">Introduction<text:tab/>2</text:a></text:p>
          <text:p text:style-name="P58"><text:a xlink:type="simple" xlink:href="#__RefHeading__804_1754408385" text:style-name="Index_20_Link" text:visited-style-name="Index_20_Link">Accounts<text:tab/>3</text:a></text:p>
          <text:p text:style-name="P58"><text:a xlink:type="simple" xlink:href="#__RefHeading__807_1754408385" text:style-name="Index_20_Link" text:visited-style-name="Index_20_Link">Adaptive Echo<text:tab/>4</text:a></text:p>
          <text:p text:style-name="P58"><text:a xlink:type="simple" xlink:href="#__RefHeading__186_1525007520" text:style-name="Index_20_Link" text:visited-style-name="Index_20_Link">Block Cipher Modes of Operation<text:tab/>5</text:a></text:p>
          <text:p text:style-name="P58"><text:a xlink:type="simple" xlink:href="#__RefHeading___Toc1165_1635037974" text:style-name="Index_20_Link" text:visited-style-name="Index_20_Link">Capabilities Sharing<text:tab/>6</text:a></text:p>
          <text:p text:style-name="P58"><text:a xlink:type="simple" xlink:href="#__RefHeading__810_1754408385" text:style-name="Index_20_Link" text:visited-style-name="Index_20_Link">Communication Methods<text:tab/>7</text:a></text:p>
          <text:p text:style-name="P58"><text:a xlink:type="simple" xlink:href="#__RefHeading__297_1157459078" text:style-name="Index_20_Link" text:visited-style-name="Index_20_Link">Communication Model<text:tab/>8</text:a></text:p>
          <text:p text:style-name="P58"><text:a xlink:type="simple" xlink:href="#__RefHeading__283_2127962396" text:style-name="Index_20_Link" text:visited-style-name="Index_20_Link">Configuration Settings<text:tab/>9</text:a></text:p>
          <text:p text:style-name="P58"><text:a xlink:type="simple" xlink:href="#__RefHeading__813_1754408385" text:style-name="Index_20_Link" text:visited-style-name="Index_20_Link">Constant-Time Comparison Function<text:tab/>10</text:a></text:p>
          <text:p text:style-name="P58"><text:a xlink:type="simple" xlink:href="#__RefHeading__816_1754408385" text:style-name="Index_20_Link" text:visited-style-name="Index_20_Link">Echo<text:tab/>11</text:a></text:p>
          <text:p text:style-name="P58"><text:a xlink:type="simple" xlink:href="#__RefHeading__651_817640049" text:style-name="Index_20_Link" text:visited-style-name="Index_20_Link">Echo Public Key Sharing<text:tab/>12</text:a></text:p>
          <text:p text:style-name="P58"><text:a xlink:type="simple" xlink:href="#__RefHeading__266_198272384" text:style-name="Index_20_Link" text:visited-style-name="Index_20_Link">Electronic Mail<text:tab/>13</text:a></text:p>
          <text:p text:style-name="P58"><text:a xlink:type="simple" xlink:href="#__RefHeading___Toc649_890794201" text:style-name="Index_20_Link" text:visited-style-name="Index_20_Link">Electronic Mail Forward Secrecy<text:tab/>14</text:a></text:p>
          <text:p text:style-name="P58"><text:a xlink:type="simple" xlink:href="#__RefHeading__819_1754408385" text:style-name="Index_20_Link" text:visited-style-name="Index_20_Link">Encrypted and Authenticated Containers<text:tab/>15</text:a></text:p>
          <text:p text:style-name="P58"><text:a xlink:type="simple" xlink:href="#__RefHeading__603_490309552" text:style-name="Index_20_Link" text:visited-style-name="Index_20_Link">File Encryption<text:tab/>16</text:a></text:p>
          <text:p text:style-name="P58"><text:a xlink:type="simple" xlink:href="#__RefHeading___Toc1120_495770474" text:style-name="Index_20_Link" text:visited-style-name="Index_20_Link">Fragmented StarBeams<text:tab/>17</text:a></text:p>
          <text:p text:style-name="P58"><text:a xlink:type="simple" xlink:href="#__RefHeading__822_1754408385" text:style-name="Index_20_Link" text:visited-style-name="Index_20_Link">Key Derivation<text:tab/>18</text:a></text:p>
          <text:p text:style-name="P58"><text:a xlink:type="simple" xlink:href="#__RefHeading__210_1274879713" text:style-name="Index_20_Link" text:visited-style-name="Index_20_Link">Hybrid System<text:tab/>19</text:a></text:p>
          <text:p text:style-name="P58"><text:a xlink:type="simple" xlink:href="#__RefHeading___Toc1332_384061765" text:style-name="Index_20_Link" text:visited-style-name="Index_20_Link">Local Private Application Interfaces<text:tab/>20</text:a></text:p>
          <text:p text:style-name="P58"><text:a xlink:type="simple" xlink:href="#__RefHeading___Toc1246_1817743241" text:style-name="Index_20_Link" text:visited-style-name="Index_20_Link">McEliece<text:tab/>21</text:a></text:p>
          <text:p text:style-name="P58"><text:a xlink:type="simple" xlink:href="#__RefHeading__299_1157459078" text:style-name="Index_20_Link" text:visited-style-name="Index_20_Link">Multiple Devices<text:tab/>22</text:a></text:p>
          <text:p text:style-name="P58"><text:a xlink:type="simple" xlink:href="#__RefHeading___Toc1195_307987230" text:style-name="Index_20_Link" text:visited-style-name="Index_20_Link">Non-Volatile Congestion Control Memory<text:tab/>23</text:a></text:p>
          <text:p text:style-name="P58"><text:a xlink:type="simple" xlink:href="#__RefHeading___Toc1209_1984784944" text:style-name="Index_20_Link" text:visited-style-name="Index_20_Link">NTL<text:tab/>24</text:a></text:p>
          <text:p text:style-name="P58"><text:a xlink:type="simple" xlink:href="#__RefHeading___Toc1036_18893826" text:style-name="Index_20_Link" text:visited-style-name="Index_20_Link">Pass-through Devices<text:tab/>25</text:a></text:p>
          <text:p text:style-name="P58"><text:a xlink:type="simple" xlink:href="#__RefHeading__253_527466761" text:style-name="Index_20_Link" text:visited-style-name="Index_20_Link">Poptastic<text:tab/>26</text:a></text:p>
          <text:p text:style-name="P58"><text:a xlink:type="simple" xlink:href="#__RefHeading__169_1115980955" text:style-name="Index_20_Link" text:visited-style-name="Index_20_Link">Public Key Infrastructure<text:tab/>27</text:a></text:p>
          <text:p text:style-name="P58"><text:a xlink:type="simple" xlink:href="#__RefHeading___Toc1516_1997043320" text:style-name="Index_20_Link" text:visited-style-name="Index_20_Link">Public Key Sharing<text:tab/>28</text:a></text:p>
          <text:p text:style-name="P58"><text:a xlink:type="simple" xlink:href="#__RefHeading___Toc1373_1503577792" text:style-name="Index_20_Link" text:visited-style-name="Index_20_Link">Secure Memory<text:tab/>29</text:a></text:p>
          <text:p text:style-name="P58"><text:a xlink:type="simple" xlink:href="#__RefHeading___Toc631_61244466" text:style-name="Index_20_Link" text:visited-style-name="Index_20_Link">Sessions<text:tab/>30</text:a></text:p>
          <text:p text:style-name="P58"><text:a xlink:type="simple" xlink:href="#__RefHeading__330_678579420" text:style-name="Index_20_Link" text:visited-style-name="Index_20_Link">Socialist Millionaire Protocol<text:tab/>31</text:a></text:p>
          <text:p text:style-name="P58"><text:a xlink:type="simple" xlink:href="#__RefHeading___Toc1097_1460767439" text:style-name="Index_20_Link" text:visited-style-name="Index_20_Link">Sources of Entropy<text:tab/>32</text:a></text:p>
          <text:p text:style-name="P58"><text:a xlink:type="simple" xlink:href="#__RefHeading__230_1536820662" text:style-name="Index_20_Link" text:visited-style-name="Index_20_Link">Two-Way Calling<text:tab/>33</text:a></text:p>
          <text:p text:style-name="P58"><text:a xlink:type="simple" xlink:href="#__RefHeading___Toc842_866388615" text:style-name="Index_20_Link" text:visited-style-name="Index_20_Link">Verifying Ownership of Public Keys<text:tab/>34</text:a></text:p>
          <text:p text:style-name="P58"><text:a xlink:type="simple" xlink:href="#__RefHeading___Toc839_866388615" text:style-name="Index_20_Link" text:visited-style-name="Index_20_Link">Wide Lanes<text:tab/>36</text:a></text:p>
          <text:p text:style-name="P58"><text:a xlink:type="simple" xlink:href="#__RefHeading___Toc748_390620771" text:style-name="Index_20_Link" text:visited-style-name="Index_20_Link">References<text:tab/>37</text:a></text:p>
        </text:index-body>
      </text:table-of-content>
      <text:p text:style-name="Standard"/>
      <text:h text:style-name="P60" text:outline-level="3"><text:bookmark-start text:name="__RefHeading__697_1754408385"/>Introduction<text:bookmark-end text:name="__RefHeading__697_1754408385"/></text:h>
      <text:p text:style-name="P59">Spot-On is <text:span text:style-name="T68">a fruit-propelled science project.</text:span> The software is composed of two separate applications, a multi-threaded kernel and a user interface. The two <text:span text:style-name="T109">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54">The ARM and PowerPC architectures are also supported without any special provisions.</text:span></text:p>
      <text:p text:style-name="P59"/>
      <text:p text:style-name="P59">Please note that the Echo algorithm and its name are not derived from Ernest J. H. Chang's 1982 Echo Algorithms: Depth Parallel Operations on General Graphs paper.</text:p>
      <text:p text:style-name="P59"/>
      <text:p text:style-name="P59"><text:span text:style-name="T96">Software source is available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6"/>
      <text:h text:style-name="P6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419812548352139803" text:style-name="L1">
        <text:list-item>
          <text:p text:style-name="P80">Binding endpoints are responsible for defining account information. During the account-creation process, an account may be designated for one-time use. Account names and account passwords each require at least 32 bytes of data.</text:p>
        </text:list-item>
        <text:list-item>
          <text:p text:style-name="P8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8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8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656734911035420787" text:style-name="L2">
        <text:list-item>
          <text:p text:style-name="P82">A binding endpoint defines an Adaptive Echo token. The information must be distributed securely.</text:p>
        </text:list-item>
        <text:list-item>
          <text:p text:style-name="P8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6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6"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text:span text:style-name="T110">remote </text:span>neighbor), the kernel will override the settings in order to <text:span text:style-name="T81">conform</text:span> to the client's preferences.</text:p>
      <text:p text:style-name="P31"/>
      <text:h text:style-name="P60"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0">Both IPv4 and IPv6 are totally supported.</text:span> <text:span text:style-name="T120">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1"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6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0"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2" text:outline-level="3"><text:bookmark-start text:name="__RefHeading__651_817640049"/>Echo Public Key Sharing<text:bookmark-end text:name="__RefHeading__651_817640049"/></text:h>
      <text:p text:style-name="P6">The Echo Public Key Sharing construct was introduced by Mr. <text:span text:style-name="T58">Schmidt</text:span>. It is an elegant compliment to the Echo. The concept may be summarized as follows:</text:p>
      <text:list xml:id="list9038362877876246752" text:style-name="L3">
        <text:list-item>
          <text:p text:style-name="P83">A community is created. The community is defined by a pair of authentication and encryption keys. The keys are derived via the PBKDF2 function.</text:p>
        </text:list-item>
        <text:list-item>
          <text:p text:style-name="P8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6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67"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5364504801571366410" text:style-name="L4">
        <text:list-item>
          <text:p text:style-name="P87">Permanent public key pairs have been exchanged correctly.</text:p>
        </text:list-item>
        <text:list-item>
          <text:p text:style-name="P87">The <text:span text:style-name="T19">respective </text:span>kernel<text:span text:style-name="T18">s</text:span> remain active during the <text:span text:style-name="T13">exchange</text:span> window.</text:p>
        </text:list-item>
      </text:list>
      <text:p text:style-name="P33">Protocol:</text:p>
      <text:list xml:id="list2783367561456717485" text:style-name="L5">
        <text:list-item>
          <text:p text:style-name="P8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8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8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88">B generates <text:span text:style-name="T20">private</text:span> authentication and encryption keys.</text:p>
        </text:list-item>
        <text:list-item>
          <text:p text:style-name="P8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8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4">The <text:span text:style-name="T20">session </text:span>keys generated in the fourth step may remain in use until one of the parties decides to establish new <text:span text:style-name="T20">session </text:span>keys.</text:p>
      <text:p text:style-name="P35">Signatures are required over the Poptastic transport.</text:p>
      <text:p text:style-name="P35"/>
      <text:h text:style-name="P6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7235050043532422721" text:style-name="L6">
        <text:list-item>
          <text:p text:style-name="P91">If the size of the original data is less than the specified cipher's block size, the original data is re-sized such that its new size is identical to the cipher's block size. A zero-byte pad is applied.</text:p>
        </text:list-item>
        <text:list-item>
          <text:p text:style-name="P90">Append the size of the original data to the <text:span text:style-name="T65">potentially-padded</text:span> container.</text:p>
        </text:list-item>
        <text:list-item>
          <text:p text:style-name="P90">Encrypt the augmented data via the selected cipher and specified mode.</text:p>
        </text:list-item>
        <text:list-item>
          <text:p text:style-name="P90">Compute a keyed-hash of the encrypted container.</text:p>
        </text:list-item>
        <text:list-item>
          <text:p text:style-name="P90">Concatenate the hash output with the encrypted data, H<text:span text:style-name="T1">Hash Key</text:span>(E<text:span text:style-name="T1">Encryption Key</text:span>(Data || <text:span text:style-name="T107">Random || </text:span>Size(Data))) || E<text:span text:style-name="T1">Encryption Key</text:span>(Data || <text:span text:style-name="T107">Random || </text:span>Size(Data)).</text:p>
        </text:list-item>
      </text:list>
      <text:p text:style-name="Text_20_body">Spot-On also includes a mechanism for re-encoding data if new authentication and encryption keys are desired.</text:p>
      <text:p text:style-name="P36"/>
      <text:h text:style-name="P63" text:outline-level="3"><text:bookmark-start text:name="__RefHeading__603_490309552"/>File Encryption<text:bookmark-end text:name="__RefHeading__603_490309552"/></text:h>
      <text:p text:style-name="P11">Spot-On includes a simple file encryption application. <text:span text:style-name="T61">A</text:span> PIN and secret are used for generating authentication and encryption keys. After the initial encryption key is derived and applied, <text:span text:style-name="T115">a </text:span>subsequent encryption key <text:span text:style-name="T115">is</text:span> derived via <text:span text:style-name="T115">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57">Byte 0: 0 – unsigned file, 1 – signed file</text:p>
          </table:table-cell>
          <table:table-cell table:style-name="Table1.A1" office:value-type="string">
            <text:p text:style-name="P57">Bytes 1 – 64: keyed hash or 64 bytes of zeros</text:p>
          </table:table-cell>
          <table:table-cell table:style-name="Table1.C1" office:value-type="string">
            <text:p text:style-name="P57">Bytes 65 – EOF: encrypted data</text:p>
          </table:table-cell>
        </table:table-row>
      </table:table>
      <text:p text:style-name="P7"/>
      <text:h text:style-name="P68" text:outline-level="3"><text:bookmark-start text:name="__RefHeading___Toc1120_495770474"/>Fragmented StarBeams<text:bookmark-end text:name="__RefHeading___Toc1120_495770474"/></text:h>
      <text:p text:style-name="P38"><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8"/>
      <text:h text:style-name="P6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228008447686929362" text:style-name="L7">
        <text:list-item>
          <text:p text:style-name="P85">Generate a cryptographic salt. The size of the salt is configurable.</text:p>
        </text:list-item>
        <text:list-item>
          <text:p text:style-name="P85">Derive a temporary key via the PBKDF2 function. The hash algorithm, iteration count, passphrase (question/answer), and salt are input parameters to the function. All of the aforementioned parameters are configurable.</text:p>
        </text:list-item>
        <text:list-item>
          <text:p text:style-name="P85">Using the temporary key from the previous step, derive a new key via the PBKDF2 function. The previous parameters are also used, however, the temporary key replaces the passphrase (question/answer).</text:p>
        </text:list-item>
        <text:list-item>
          <text:p text:style-name="P8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0" text:outline-level="3"><text:bookmark-start text:name="__RefHeading__210_1274879713"/>Hybrid System<text:bookmark-end text:name="__RefHeading__210_1274879713"/></text:h>
      <text:p text:style-name="P8">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69"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0">authenticated and encrypted </text:span>data through a Spot-On network. <text:span text:style-name="T111">Application-native cryptographic capabilities are not required. </text:span>A local listener, such as 127.0.0.1:4710, <text:span text:style-name="T98">should</text:span> be defined per application. Once defined, credentials may be prepared for the listener. Let’s review:</text:p>
      <text:list xml:id="list4333491494769840715" text:style-name="L8">
        <text:list-item>
          <text:p text:style-name="P92">Decide <text:span text:style-name="T99">on </text:span>the interface of the application. That is, Bluetooth, TCP, etc. <text:span text:style-name="T99">Does it require SSL/TLS?</text:span></text:p>
        </text:list-item>
        <text:list-item>
          <text:p text:style-name="P92">Create a local private listener, say 127.0.0.1:4710.</text:p>
        </text:list-item>
        <text:list-item>
          <text:p text:style-name="P92">Enable the passthrough setting on the listener.</text:p>
        </text:list-item>
        <text:list-item>
          <text:p text:style-name="P92">Prepare the pseudo-private credentials via a context menu.</text:p>
        </text:list-item>
        <text:list-item>
          <text:p text:style-name="P92">Distribute the credentials to your partners. Remember, these are not necessarily private credentials. However, let’s consider them as such.</text:p>
        </text:list-item>
        <text:list-item>
          <text:p text:style-name="P92">Initiate the Spot-On kernel process.</text:p>
        </text:list-item>
        <text:list-item>
          <text:p text:style-name="P92">Connect your application to the previously-defined listener.</text:p>
        </text:list-item>
      </text:list>
      <text:p text:style-name="P25">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05">Finally, a similar approach may be used to define private-application neighbors.</text:span></text:p>
      <text:p text:style-name="P40">Some other interestin<text:span text:style-name="T103">g conclusions follow</text:span>.</text:p>
      <text:p text:style-name="P41">Adaptive echoes are not supported on private-application interfaces.</text:p>
      <text:p text:style-name="P40">Applications may not be able to support Spot-On accounts. Therefore, Spot-On accounts are not observed for <text:span text:style-name="T102">private-application</text:span> listeners.</text:p>
      <text:p text:style-name="P40">Echo modes <text:span text:style-name="T101">and lane widths </text:span>are <text:span text:style-name="T112">regarded</text:span>.</text:p>
      <text:p text:style-name="P40">If congestion control becomes an issue, you may wish to prolong the congestion timer.</text:p>
      <text:p text:style-name="P42">Spot-On guarantee<text:span text:style-name="T112">s</text:span> ordered <text:span text:style-name="T104">data </text:span>delivery.</text:p>
      <text:p text:style-name="P43">Strange behavior may occur if multiple applications <text:span text:style-name="T116">share </text:span>a single channel.</text:p>
      <text:p text:style-name="P43"/>
      <text:h text:style-name="P70" text:outline-level="3"><text:bookmark-start text:name="__RefHeading___Toc1246_1817743241"/>McEliece<text:bookmark-end text:name="__RefHeading___Toc1246_1817743241"/></text:h>
      <text:p text:style-name="P44">Spot-On integrates a<text:span text:style-name="T94">n independent and self-contained</text:span> McEliece implementation. The implementation is based on the <text:span text:style-name="T117">software and </text:span>writings of Antoon Bosselaers, René Govaerts, Robert McEliece, Bart Preneel, Marek Repka, Christopher Roering, Joos Vandewalle.</text:p>
      <text:p text:style-name="P45">Some general information. Spot-On supports m value 11 and t value<text:span text:style-name="T106"> </text:span>51. <text:span text:style-name="T106">For m = 11 and t = 51</text:span>, k = 1487 and n = 2048. As a result, the message expansion factor is approximately 1.4.</text:p>
      <text:p text:style-name="P46">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7"><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28">Approximately 74 MiB are required for housing six McEliece private keys.</text:p>
      <text:p text:style-name="P28"/>
      <text:h text:style-name="P71"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60" text:outline-level="3"><text:bookmark-start text:name="__RefHeading___Toc1195_307987230"/>Non-Volatile Congestion Control <text:span text:style-name="T82">Memory</text:span><text:bookmark-end text:name="__RefHeading___Toc1195_307987230"/></text:h>
      <text:p text:style-name="P22">Limited-memory devices may benefit from non-volatile congestion-control storage. Spot-On provides a mode where message digests are <text:span text:style-name="T114">temporarily </text:span>stored <text:span text:style-name="T114">i</text:span>n <text:span text:style-name="T114">a </text:span>local <text:span text:style-name="T11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72"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the Documentation/MCELIECE document for additional information.</text:span></text:p>
      <text:p text:style-name="P23"/>
      <text:h text:style-name="P73" text:outline-level="3"><text:bookmark-start text:name="__RefHeading___Toc1036_18893826"/>Pass-through <text:span text:style-name="T55">Devices</text:span><text:bookmark-end text:name="__RefHeading___Toc1036_18893826"/></text:h>
      <text:p text:style-name="P48">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48"/>
      <text:h text:style-name="P60"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55"/>
      <text:h text:style-name="P6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19">Non-McEliece and </text:span>Non-NTRU private keys are evaluated for correctness via the gcry_pk_testkey() function. Public keys must also meet some basic criteria such as including the public-key identifier.</text:p>
      <text:p text:style-name="P12"/>
      <text:h text:style-name="P74" text:outline-level="3"><text:bookmark-start text:name="__RefHeading___Toc1516_1997043320"/>Public Key Sharing<text:bookmark-end text:name="__RefHeading___Toc1516_1997043320"/></text:h>
      <text:p text:style-name="P104">In addition to Echo Public Key Sharing, Spot-On offers a multitude of key-sharing methods. <text:span text:style-name="T121">Keys may be shared via network connections. Keys may be exported to a system’s clipboard buffer and imported via the user interface, that is, copy-and-paste. Keys may also be exported and imported via text files.</text:span></text:p>
      <text:p text:style-name="P104"><text:span text:style-name="T121">Public key pairs are validated whenever they are imported via the kernel and the user interface. As some cryptographic algorithms lack signature properties, keys inserted via network connections, other than Echo Public Key Sharing, are temporarily accepted. Key-acceptance is optional.</text:span></text:p>
      <text:p text:style-name="P103"><text:span text:style-name="T121">Spot-On also includes a mechanism for exporting a specific key-pair using a specific participant’s credentials, a so-called Repleo. A Repleo is a public-key bundle which contains authentically-encrypted data. For example, you may decide to share your e-mail public keys with a participant via the Repleo method. Only the designated participant will be able to process your public key pair.</text:span></text:p>
      <text:p text:style-name="P103"/>
      <text:h text:style-name="P75" text:outline-level="3"><text:bookmark-start text:name="__RefHeading___Toc1373_1503577792"/>Secure Memory<text:bookmark-end text:name="__RefHeading___Toc1373_1503577792"/></text:h>
      <text:p text:style-name="P49">Spot-On supports secure memory through libgcrypt. Both the kernel and <text:span text:style-name="T108">the </text:span>user interface processes may be configured to use secure memory. If secure memory is not necessary, simply set the appropriate setting to zero. Please note that operating systems <text:span text:style-name="T113">may </text:span>impose restrictions on the amount of memory that may be reserved.</text:p>
      <text:p text:style-name="P49"/>
      <text:h text:style-name="P64"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65"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6609720956167413133" text:style-name="L9">
        <text:list-item>
          <text:p text:style-name="P105">Alice: </text:p>
          <text:list>
            <text:list-item>
              <text:p text:style-name="P105">Picks random exponents a<text:span text:style-name="T5">2</text:span> and a<text:span text:style-name="T5">3</text:span> </text:p>
            </text:list-item>
            <text:list-item>
              <text:p text:style-name="P105">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105">Bob: </text:p>
          <text:list>
            <text:list-item>
              <text:p text:style-name="P105">Picks random exponents b<text:span text:style-name="T5">2</text:span> and b<text:span text:style-name="T5">3</text:span> </text:p>
            </text:list-item>
            <text:list-item>
              <text:p text:style-name="P105">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105">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105">Picks random exponent r </text:p>
            </text:list-item>
            <text:list-item>
              <text:p text:style-name="P105">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105">Sends Alice g<text:span text:style-name="T5">2b</text:span>, g<text:span text:style-name="T5">3b</text:span>, P<text:span text:style-name="T5">b</text:span> and Q<text:span text:style-name="T5">b</text:span> </text:p>
            </text:list-item>
          </text:list>
        </text:list-item>
        <text:list-item>
          <text:p text:style-name="P105">Alice: </text:p>
          <text:list>
            <text:list-item>
              <text:p text:style-name="P105">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105">Picks random exponent s </text:p>
            </text:list-item>
            <text:list-item>
              <text:p text:style-name="P105">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105">Computes R<text:span text:style-name="T5">a</text:span> = (Q<text:span text:style-name="T5">a</text:span> / Q<text:span text:style-name="T5">b</text:span>) <text:span text:style-name="T6">a</text:span><text:span text:style-name="T5">3</text:span> </text:p>
            </text:list-item>
            <text:list-item>
              <text:p text:style-name="P105">Sends Bob P<text:span text:style-name="T5">a</text:span>, Q<text:span text:style-name="T5">a</text:span> and R<text:span text:style-name="T5">a</text:span> </text:p>
            </text:list-item>
          </text:list>
        </text:list-item>
        <text:list-item>
          <text:p text:style-name="P105">Bob: </text:p>
          <text:list>
            <text:list-item>
              <text:p text:style-name="P105">Computes R<text:span text:style-name="T5">b</text:span> = (Q<text:span text:style-name="T5">a</text:span> / Q<text:span text:style-name="T5">b</text:span>) <text:span text:style-name="T6">b</text:span><text:span text:style-name="T5">3</text:span> </text:p>
            </text:list-item>
            <text:list-item>
              <text:p text:style-name="P105">Computes R<text:span text:style-name="T5">ab</text:span> = R<text:span text:style-name="T5">a</text:span><text:span text:style-name="T6">b</text:span><text:span text:style-name="T5">3</text:span> </text:p>
            </text:list-item>
            <text:list-item>
              <text:p text:style-name="P105">Checks whether R<text:span text:style-name="T5">ab</text:span> == (P<text:span text:style-name="T5">a</text:span> / P<text:span text:style-name="T5">b</text:span>) </text:p>
            </text:list-item>
            <text:list-item>
              <text:p text:style-name="P105">Sends Alice R<text:span text:style-name="T5">b</text:span> </text:p>
            </text:list-item>
          </text:list>
        </text:list-item>
        <text:list-item>
          <text:p text:style-name="P105">Alice: </text:p>
          <text:list>
            <text:list-item>
              <text:p text:style-name="P105">Computes R<text:span text:style-name="T5">ab</text:span> = R<text:span text:style-name="T5">b</text:span><text:span text:style-name="T6">a</text:span><text:span text:style-name="T5">3</text:span> </text:p>
            </text:list-item>
            <text:list-item>
              <text:p text:style-name="P105">Checks whether R<text:span text:style-name="T5">ab</text:span> == (P<text:span text:style-name="T5">a</text:span> / P<text:span text:style-name="T5">b</text:span>) </text:p>
            </text:list-item>
          </text:list>
        </text:list-item>
        <text:list-item>
          <text:p text:style-name="P93">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76" text:outline-level="3"><text:bookmark-start text:name="__RefHeading___Toc1097_1460767439"/>Sources of Entropy<text:bookmark-end text:name="__RefHeading___Toc1097_1460767439"/></text:h>
      <text:p text:style-name="P50">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50"/>
      <text:h text:style-name="P6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260988795897865382" text:style-name="L10">
        <text:list-item>
          <text:p text:style-name="P86">A peer generates 128-bit AES and 256-bit SHA-512 keys via the system's cryptographic random number generator.</text:p>
        </text:list-item>
        <text:list-item>
          <text:p text:style-name="P86">Using the destination's public key, the peer encapsulates the two keys via the hybrid cryptographic system.</text:p>
        </text:list-item>
        <text:list-item>
          <text:p text:style-name="P86">The destination peer receives the data, records it, and generates separate keys as in step 1.</text:p>
        </text:list-item>
        <text:list-item>
          <text:p text:style-name="P8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7"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50">Ownership of McEliece and NTRU encryption keys are not verified. </text:span>Signatures are generated as follows:</text:p>
      <text:list xml:id="list7921521228597724841" text:style-name="L11">
        <text:list-item>
          <text:p text:style-name="P94">The encryption or signature public key is gathered <text:span text:style-name="T47">and stored in </text:span><text:span text:style-name="T29">data_t</text:span><text:span text:style-name="T37">.</text:span></text:p>
        </text:list-item>
        <text:list-item>
          <text:p text:style-name="P95">The SHA-512 digest of the <text:span text:style-name="T48">public </text:span>key is computed <text:span text:style-name="T26">and stored in </text:span><text:span text:style-name="T28">hash</text:span><text:span text:style-name="T36">.</text:span></text:p>
        </text:list-item>
        <text:list-item>
          <text:p text:style-name="P96">For DSA, Elliptic Curve DSA, and ElGamal public keys:</text:p>
          <text:list>
            <text:list-item>
              <text:p text:style-name="P96">gcry_sexp_build(&amp;data_t, 0,</text:p>
              <text:p text:style-name="P96">"(data (flags raw)(value %m))",</text:p>
              <text:p text:style-name="P96">hash_t) is computed.</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random.constData()) is computed, <text:span text:style-name="T46">where the </text:span>variable <text:span text:style-name="T27">random</text:span><text:span text:style-name="T35"> contains 20 bytes of random data.</text:span></text:p>
            </text:list-item>
          </text:list>
        </text:list-item>
        <text:list-item>
          <text:p text:style-name="P10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7135629938045076888" text:style-name="L12">
        <text:list-item>
          <text:p text:style-name="P10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97">For DSA, Elliptic Curve DSA, and ElGamal public keys:</text:p>
          <text:list>
            <text:list-item>
              <text:p text:style-name="P97">gcry_sexp_build(&amp;data_t, 0,</text:p>
              <text:p text:style-name="P97">"(data (flags raw)(value %m))",</text:p>
              <text:p text:style-name="P9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99">For Edward Curve DSA public keys:</text:p>
          <text:list>
            <text:list-item>
              <text:p text:style-name="P99">gcry_sexp_build(&amp;data_t, 0,</text:p>
              <text:p text:style-name="P99">"(data (flags eddsa)(hash-algo sha512)"</text:p>
              <text:p text:style-name="P99">"(value %b))",</text:p>
              <text:p text:style-name="P99">hash.length(),</text:p>
              <text:p text:style-name="P99">hash.constData()) is computed.</text:p>
            </text:list-item>
          </text:list>
        </text:list-item>
        <text:list-item>
          <text:p text:style-name="P99">For RSA public keys:</text:p>
          <text:list>
            <text:list-item>
              <text:p text:style-name="P99">gcry_sexp_build(&amp;data_t, 0,</text:p>
              <text:p text:style-name="P99">"(data (flags pss)(hash sha512 %b)"</text:p>
              <text:p text:style-name="P99">"(random-override %b))",</text:p>
              <text:p text:style-name="P99">hash.length(),</text:p>
              <text:p text:style-name="P99">hash.constData(),</text:p>
              <text:p text:style-name="P99">random.length(),</text:p>
              <text:p text:style-name="P9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10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51"/>
      <text:h text:style-name="P78" text:outline-level="3"><text:bookmark-start text:name="__RefHeading___Toc839_866388615"/><text:span text:style-name="T24">Wide</text:span> Lanes<text:bookmark-end text:name="__RefHeading___Toc839_866388615"/></text:h>
      <text:p text:style-name="P37">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79"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4"><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2T09:12:08.436910383</dc:date>
    <meta:editing-duration>P1DT9H53M41S</meta:editing-duration>
    <meta:editing-cycles>453</meta:editing-cycles>
    <meta:generator>LibreOffice/5.1.4.2$Linux_X86_64 LibreOffice_project/10m0$Build-2</meta:generator>
    <meta:document-statistic meta:table-count="1" meta:image-count="0" meta:object-count="0" meta:page-count="37" meta:paragraph-count="262" meta:word-count="4351" meta:character-count="29330" meta:non-whitespace-character-count="25293"/>
  </office:meta>
</office:document-meta>
</file>